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50000049D905035F7229031A8.png" manifest:media-type="image/png"/>
  <manifest:file-entry manifest:full-path="Pictures/100000000000049D000005FFA62ED1994B9E17D2.png" manifest:media-type="image/png"/>
  <manifest:file-entry manifest:full-path="Pictures/100002010000019000000168AA41C1758A464D37.png" manifest:media-type="image/png"/>
  <manifest:file-entry manifest:full-path="Pictures/10000201000001900000022AE4BF632B060048A6.png" manifest:media-type="image/png"/>
  <manifest:file-entry manifest:full-path="Pictures/1000020100000674000003B2A33DC3ABFD32A213.png" manifest:media-type="image/png"/>
  <manifest:file-entry manifest:full-path="Pictures/10000201000006680000066842B840ADC3F5A293.png" manifest:media-type="image/png"/>
  <manifest:file-entry manifest:full-path="Pictures/1000020100000200000001643F21CB6BDBB669D7.png" manifest:media-type="image/png"/>
  <manifest:file-entry manifest:full-path="Pictures/100002010000024E000001D8738EEB44E51BE24B.png" manifest:media-type="image/png"/>
  <manifest:file-entry manifest:full-path="Pictures/100002010000024E000001D899A965EAF2DE5FC0.png" manifest:media-type="image/png"/>
  <manifest:file-entry manifest:full-path="Pictures/100002010000024E000001D8A5D6D43364B59904.png" manifest:media-type="image/png"/>
  <manifest:file-entry manifest:full-path="Pictures/100002010000020000000164B0E922E781DD0DC7.png" manifest:media-type="image/png"/>
  <manifest:file-entry manifest:full-path="Pictures/100002010000024E000001D81948642601F9F3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PM-F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1.2cm" svg:height="11.2cm" svg:x="1.716cm" svg:y="5cm">
          <draw:image xlink:href="Pictures/10000201000006680000066842B840ADC3F5A293.png" xlink:type="simple" xlink:show="embed" xlink:actuate="onLoad">
            <text:p/>
          </draw:image>
        </draw:frame>
        <draw:frame draw:style-name="gr1" draw:text-style-name="P2" draw:layer="layout" svg:width="13.985cm" svg:height="8.008cm" svg:x="12.815cm" svg:y="6cm">
          <draw:image xlink:href="Pictures/1000020100000674000003B2A33DC3ABFD32A2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TM-FR</text:p>
          </draw:text-box>
        </draw:frame>
        <draw:frame draw:style-name="gr1" draw:text-style-name="P2" draw:layer="layout" svg:width="10.582cm" svg:height="9.524cm" svg:x="1.8cm" svg:y="6.2cm">
          <draw:image xlink:href="Pictures/100002010000019000000168AA41C1758A464D37.png" xlink:type="simple" xlink:show="embed" xlink:actuate="onLoad">
            <text:p/>
          </draw:image>
        </draw:frame>
        <draw:frame draw:style-name="gr1" draw:text-style-name="P2" draw:layer="layout" svg:width="10.582cm" svg:height="14.657cm" svg:x="13.8cm" svg:y="4cm">
          <draw:image xlink:href="Pictures/10000201000001900000022AE4BF632B060048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10.185cm" svg:height="8.147cm" svg:x="1.615cm" svg:y="3.413cm">
          <draw:image xlink:href="Pictures/100002010000024E000001D8A5D6D43364B59904.png" xlink:type="simple" xlink:show="embed" xlink:actuate="onLoad">
            <text:p/>
          </draw:image>
        </draw:frame>
        <draw:frame draw:style-name="gr3" draw:text-style-name="P3" draw:layer="layout" svg:width="10.1cm" svg:height="8.079cm" svg:x="1.615cm" svg:y="11.921cm">
          <draw:image xlink:href="Pictures/100002010000024E000001D8738EEB44E51BE24B.png" xlink:type="simple" xlink:show="embed" xlink:actuate="onLoad">
            <text:p/>
          </draw:image>
        </draw:frame>
        <draw:frame draw:style-name="gr3" draw:text-style-name="P3" draw:layer="layout" svg:width="10.626cm" svg:height="8.5cm" svg:x="14.6cm" svg:y="11.9cm">
          <draw:image xlink:href="Pictures/100002010000024E000001D899A965EAF2DE5FC0.png" xlink:type="simple" xlink:show="embed" xlink:actuate="onLoad">
            <text:p/>
          </draw:image>
        </draw:frame>
        <draw:frame draw:style-name="gr3" draw:text-style-name="P3" draw:layer="layout" svg:width="10.751cm" svg:height="8.6cm" svg:x="14.6cm" svg:y="3.2cm">
          <draw:image xlink:href="Pictures/100002010000024E000001D81948642601F9F3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TM-FR</text:p>
          </draw:text-box>
        </draw:frame>
        <draw:frame draw:style-name="gr4" draw:text-style-name="P5" draw:layer="layout" svg:width="5.8cm" svg:height="0.962cm" svg:x="6.3cm" svg:y="5.1cm">
          <draw:text-box>
            <text:p>-500/500 us</text:p>
          </draw:text-box>
        </draw:frame>
        <draw:frame draw:style-name="gr4" draw:text-style-name="P5" draw:layer="layout" svg:width="6.2cm" svg:height="0.962cm" svg:x="19.4cm" svg:y="5.138cm">
          <draw:text-box>
            <text:p>-500/1500</text:p>
          </draw:text-box>
        </draw:frame>
        <draw:frame draw:style-name="gr1" draw:text-style-name="P2" draw:layer="layout" svg:width="13.103cm" svg:height="8.912cm" svg:x="0.673cm" svg:y="6.412cm">
          <draw:image xlink:href="Pictures/1000020100000200000001643F21CB6BDBB669D7.png" xlink:type="simple" xlink:show="embed" xlink:actuate="onLoad">
            <text:p/>
          </draw:image>
        </draw:frame>
        <draw:frame draw:style-name="gr1" draw:text-style-name="P2" draw:layer="layout" svg:width="13.003cm" svg:height="9.041cm" svg:x="14.397cm" svg:y="6.6cm">
          <draw:image xlink:href="Pictures/100002010000020000000164B0E922E781DD0D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9.998cm" svg:height="12.995cm" svg:x="1.002cm" svg:y="4.605cm">
          <draw:image xlink:href="Pictures/100000000000049D000005FFA62ED1994B9E17D2.png" xlink:type="simple" xlink:show="embed" xlink:actuate="onLoad">
            <text:p/>
          </draw:image>
        </draw:frame>
        <draw:frame draw:style-name="gr1" draw:text-style-name="P2" draw:layer="layout" svg:width="13.994cm" svg:height="9.998cm" svg:x="13.606cm" svg:y="6.802cm">
          <draw:image xlink:href="Pictures/10000000000006750000049D905035F7229031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ime Undurraga</meta:initial-creator>
    <meta:creation-date>2017-10-25T14:37:34.887935426</meta:creation-date>
    <dc:date>2017-10-26T10:16:13.762101970</dc:date>
    <dc:creator>Jaime Undurraga</dc:creator>
    <meta:editing-duration>PT16M25S</meta:editing-duration>
    <meta:editing-cycles>3</meta:editing-cycles>
    <meta:generator>LibreOffice/5.2.7.2$Linux_X86_64 LibreOffice_project/20$Build-2</meta:generator>
    <meta:document-statistic meta:object-count="53"/>
  </office:meta>
</office:document-meta>
</file>